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579D1C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automatic" fo:background-color="#579D1C" style:repeat-content="false"/>
      <style:paragraph-properties fo:text-align="start" fo:margin-left="0cm"/>
    </style:style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17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18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7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18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Iout max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7">
            <text:p>Rendement</text:p>
          </table:table-cell>
          <table:table-cell office:value-type="percentage" office:value="0.92" table:style-name="ce8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8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7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9">
            <text:p>Vin max</text:p>
          </table:table-cell>
          <table:table-cell office:value-type="float" office:value="60" table:formula="of:=[.B6]*1.2" table:style-name="ce1">
            <text:p>60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vider ratio</text:p>
          </table:table-cell>
          <table:table-cell office:value-type="float" office:value="18.181818181818183" table:formula="of:=[.B20]/[.B22]" table:style-name="ce12">
            <text:p>18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tot</text:p>
          </table:table-cell>
          <table:table-cell office:value-type="float" office:value="120" table:formula="of:=[.B20]/[.B21]*1000" table:style-name="ce1">
            <text:p>120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2</text:p>
          </table:table-cell>
          <table:table-cell office:value-type="float" office:value="113.4" table:formula="of:=[.B24]-[.B26]" table:style-name="ce1">
            <text:p>113,4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1</text:p>
          </table:table-cell>
          <table:table-cell office:value-type="float" office:value="6.6" table:formula="of:=[.B24]/[.B23]" table:style-name="ce13">
            <text:p>6,6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2</text:p>
          </table:table-cell>
          <table:table-cell office:value-type="float" office:value="120" table:style-name="ce1">
            <text:p>120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number-columns-spanned="1" table:number-rows-spanned="2" table:style-name="ce18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1</text:p>
          </table:table-cell>
          <table:table-cell office:value-type="float" office:value="6.8" table:style-name="ce1">
            <text:p>6,8</text:p>
          </table:table-cell>
          <table:table-cell office:value-type="string" table:style-name="ce3">
            <text:p>k<text:span text:style-name="T1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61.535294117647055" table:formula="of:=[.B22]*([.B27]+[.B28])/[.B28]" table:style-name="ce13">
            <text:p>61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diss</text:p>
          </table:table-cell>
          <table:table-cell office:value-type="float" office:value="29.862716262975777" table:formula="of:=[.B29]*[.B29]/([.B28]+[.B27])" table:style-name="ce12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bcountsADC</text:p>
          </table:table-cell>
          <table:table-cell office:value-type="float" office:value="4096" table:formula="of:=2^[.B16]" table:style-name="ce1">
            <text:p>409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1">
            <text:p>Resolution</text:p>
          </table:table-cell>
          <table:table-cell office:value-type="float" office:value="15.023265165441176" table:formula="of:=[.B29]/[.B31]*1000" table:style-name="ce12">
            <text:p>15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I max</text:p>
          </table:table-cell>
          <table:table-cell office:value-type="float" office:value="11" table:formula="of:=1.1*[.B12]" table:style-name="ce1">
            <text:p>11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m</text:span>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Vshunt</text:p>
          </table:table-cell>
          <table:table-cell office:value-type="float" office:value="55" table:formula="of:=[.B37]*[.B36]" table:style-name="ce12">
            <text:p>55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shunt</text:p>
          </table:table-cell>
          <table:table-cell office:value-type="float" office:value="605" table:formula="of:=[.B38]*[.B36]" table:style-name="ce12">
            <text:p>605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mp gain</text:p>
          </table:table-cell>
          <table:table-cell office:value-type="float" office:value="60" table:formula="of:=3.3/[.B38]*1000" table:style-name="ce1">
            <text:p>60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mp gain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Vmeas max</text:p>
          </table:table-cell>
          <table:table-cell office:value-type="float" office:value="2.75" table:formula="of:=[.B41]*[.B38]/1000" table:style-name="ce1">
            <text:p>2,7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esolution</text:p>
          </table:table-cell>
          <table:table-cell office:value-type="float" office:value="3.22265625" table:formula="of:=[.B22]/[.B31]*([.B36]/[.B42])*1000" table:style-name="ce13">
            <text:p>3,2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Ci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C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Diod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Pertes statiqu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urrent sense</text:p>
          </table:table-cell>
          <table:table-cell office:value-type="float" office:value="0.60499999999999998" table:formula="of:=[.B39]/1000" table:style-name="ce15">
            <text:p>0,61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Voltage sense</text:p>
          </table:table-cell>
          <table:table-cell office:value-type="float" office:value="5.9725432525951555E-2" table:formula="of:=2*[.B30]/1000" table:style-name="ce15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1">
            <text:p>Total static</text:p>
          </table:table-cell>
          <table:table-cell office:value-type="float" office:value="0.66472543252595151" table:formula="of:=SUM([.B62:.B68])" table:style-name="ce15">
            <text:p>0,66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Static Eff</text:p>
          </table:table-cell>
          <table:table-cell office:value-type="percentage" office:value="0.99668738274206803" table:formula="of:=[.B9]/([.B70]+[.B9])" table:style-name="ce16">
            <text:p>99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1">
            <text:p>Total dyn</text:p>
          </table:table-cell>
          <table:table-cell office:value-type="float" office:value="0" table:formula="of:=SUM([.B75:.B77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otal loss</text:p>
          </table:table-cell>
          <table:table-cell office:value-type="float" office:value="0.66472543252595151" table:formula="of:=[.B79]+[.B70]" table:style-name="ce15">
            <text:p>0,6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otal eff</text:p>
          </table:table-cell>
          <table:table-cell office:value-type="percentage" office:value="0.99668738274206803" table:formula="of:=[.B9]/([.B80]+[.B9])" table:style-name="ce16">
            <text:p>99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number-rows-repeated="104849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</dc:creator>
    <meta:creation-date>2020-10-07T15:59:49Z</meta:creation-date>
    <dc:date>2020-10-15T06:21:41Z</dc:date>
    <meta:editing-cycles>12</meta:editing-cycles>
    <meta:editing-duration>PT432594S</meta:editing-duration>
  </office:meta>
</office:document-meta>
</file>